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4a2e" officeooo:paragraph-rsid="00044a2e"/>
    </style:style>
    <style:style style:name="P2" style:family="paragraph" style:parent-style-name="Standard">
      <style:text-properties officeooo:rsid="0005f8f1" officeooo:paragraph-rsid="0005f8f1"/>
    </style:style>
    <style:style style:name="P3" style:family="paragraph" style:parent-style-name="Standard">
      <style:text-properties officeooo:rsid="00073948" officeooo:paragraph-rsid="00073948"/>
    </style:style>
    <style:style style:name="P4" style:family="paragraph" style:parent-style-name="Standard">
      <style:text-properties officeooo:rsid="00073948" officeooo:paragraph-rsid="0007a793"/>
    </style:style>
    <style:style style:name="P5" style:family="paragraph" style:parent-style-name="Standard">
      <style:text-properties officeooo:rsid="0007a793" officeooo:paragraph-rsid="0007a793"/>
    </style:style>
    <style:style style:name="P6" style:family="paragraph" style:parent-style-name="Standard">
      <style:text-properties officeooo:rsid="00073948" officeooo:paragraph-rsid="0007a793"/>
    </style:style>
    <style:style style:name="P7" style:family="paragraph" style:parent-style-name="Standard">
      <style:text-properties officeooo:rsid="0009e57b" officeooo:paragraph-rsid="0009e57b"/>
    </style:style>
    <style:style style:name="P8" style:family="paragraph" style:parent-style-name="Standard">
      <style:text-properties officeooo:rsid="0005f8f1" officeooo:paragraph-rsid="0005f8f1"/>
    </style:style>
    <style:style style:name="T1" style:family="text">
      <style:text-properties officeooo:rsid="0007a793"/>
    </style:style>
    <style:style style:name="T2" style:family="text">
      <style:text-properties officeooo:rsid="0009e57b"/>
    </style:style>
    <style:style style:name="T3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install PHP 7 with apache 2</text:p>
      <text:p text:style-name="P1">sudo apt-get -y install php7.0 libapache2-mod-php7.0</text:p>
      <text:p text:style-name="P1"/>
      <text:p text:style-name="P1">2) check version</text:p>
      <text:p text:style-name="P1">php -v</text:p>
      <text:p text:style-name="P1"/>
      <text:p text:style-name="P1">3)Install postgresql</text:p>
      <text:p text:style-name="P1">sudo apt-get install postgresql</text:p>
      <text:p text:style-name="P1"/>
      <text:p text:style-name="P1">4)check version</text:p>
      <text:p text:style-name="P1">psql -V<text:tab/></text:p>
      <text:p text:style-name="P1"/>
      <text:p text:style-name="P1">5)Services of postgresql</text:p>
      <text:p text:style-name="P1">service postgresql</text:p>
      <text:p text:style-name="P1">Usage: /etc/init.d/postgresql {start|stop|restart|reload|force-reload|status} [version ..]</text:p>
      <text:p text:style-name="P1"/>
      <text:p text:style-name="P1">6)to check status</text:p>
      <text:p text:style-name="P1">service postgresql status</text:p>
      <text:p text:style-name="P1"/>
      <text:p text:style-name="P2">7) postgresql’s root user </text:p>
      <text:p text:style-name="P2">sudo su postgres</text:p>
      <text:p text:style-name="P2"/>
      <text:p text:style-name="P2">8)Enter into postgresql </text:p>
      <text:p text:style-name="P2">psql</text:p>
      <text:p text:style-name="P2">psql (9.5.5)</text:p>
      <text:p text:style-name="P2">Type "help" for help.</text:p>
      <text:p text:style-name="P2"/>
      <text:p text:style-name="P2">postgres=# </text:p>
      <text:p text:style-name="P2"/>
      <text:p text:style-name="P2">*<text:span text:style-name="T2">)To set password to postgres</text:span></text:p>
      <text:p text:style-name="P7"><text:s/>\password</text:p>
      <text:p text:style-name="P7"/>
      <text:p text:style-name="P2">9)to show databases</text:p>
      <text:p text:style-name="P2">postgres-# \l</text:p>
      <text:p text:style-name="P2"><text:s text:c="29"/>List of databases</text:p>
      <text:p text:style-name="P2"><text:s text:c="3"/>Name <text:s text:c="3"/>| <text:s/>Owner <text:s text:c="2"/>| Encoding | Collate | Ctype | <text:s text:c="2"/>Access privileges <text:s text:c="2"/></text:p>
      <text:p text:style-name="P2">-----------+----------+----------+---------+-------+-----------------------</text:p>
      <text:p text:style-name="P2"><text:s/>postgres <text:s/>| postgres | UTF8 <text:s text:c="4"/>| en_IN <text:s text:c="2"/>| en_IN | </text:p>
      <text:p text:style-name="P2"><text:s/>template0 | postgres | UTF8 <text:s text:c="4"/>| en_IN <text:s text:c="2"/>| en_IN | =c/postgres <text:s text:c="9"/>+</text:p>
      <text:p text:style-name="P2"><text:s text:c="11"/>| <text:s text:c="9"/>| <text:s text:c="9"/>| <text:s text:c="8"/>| <text:s text:c="6"/>| postgres=CTc/postgres</text:p>
      <text:p text:style-name="P2"><text:s/>template1 | postgres | UTF8 <text:s text:c="4"/>| en_IN <text:s text:c="2"/>| en_IN | =c/postgres <text:s text:c="9"/>+</text:p>
      <text:p text:style-name="P2"><text:s text:c="11"/>| <text:s text:c="9"/>| <text:s text:c="9"/>| <text:s text:c="8"/>| <text:s text:c="6"/>| postgres=CTc/postgres</text:p>
      <text:p text:style-name="P2">(3 rows)</text:p>
      <text:p text:style-name="P2"/>
      <text:p text:style-name="P2">10)To show users</text:p>
      <text:p text:style-name="P2">postgres-# \du</text:p>
      <text:p text:style-name="P2"><text:s text:c="35"/>List of roles</text:p>
      <text:p text:style-name="P2"><text:s/>Role name | <text:s text:c="24"/>Attributes <text:s text:c="24"/>| Member of </text:p>
      <text:p text:style-name="P2">-----------+------------------------------------------------------------+-----------</text:p>
      <text:p text:style-name="P2"><text:s/>postgres <text:s/>| Superuser, Create role, Create DB, Replication, Bypass RLS | {}</text:p>
      <text:p text:style-name="P2"/>
      <text:p text:style-name="P2">11)To change postgre password</text:p>
      <text:p text:style-name="P2"><text:soft-page-break/>ALTER user postgres WITH password ‘password’;</text:p>
      <text:p text:style-name="P2"/>
      <text:p text:style-name="P2"/>
      <text:p text:style-name="P2">12)To create new user</text:p>
      <text:p text:style-name="P2">CREATE USER prashant WITH PASSWORD 'prashant';</text:p>
      <text:p text:style-name="P2">CREATE ROLE</text:p>
      <text:p text:style-name="P2"/>
      <text:p text:style-name="P2">13)Drop user </text:p>
      <text:p text:style-name="P2">DROP USER prashant</text:p>
      <text:p text:style-name="P2"/>
      <text:p text:style-name="P3">14)To create database</text:p>
      <text:p text:style-name="P3"><text:s/>create database mydatabase;</text:p>
      <text:p text:style-name="P3">CREATE DATABASE</text:p>
      <text:p text:style-name="P3"/>
      <text:p text:style-name="P3">15)<text:span text:style-name="T1">To connect with database</text:span></text:p>
      <text:p text:style-name="P5">\c mydatabase;</text:p>
      <text:p text:style-name="P5"/>
      <text:p text:style-name="P4"><text:span text:style-name="T1">16)</text:span>TO create SCHEMA</text:p>
      <text:p text:style-name="P4">create schema mydbschema;</text:p>
      <text:p text:style-name="P4">CREATE SCHEMA</text:p>
      <text:p text:style-name="P4"><text:s/></text:p>
      <text:p text:style-name="P7">17)<text:span text:style-name="Source_20_Text"><text:span text:style-name="T3">sudo apt install php-pgsq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1:40:19.533008204</meta:creation-date>
    <dc:date>2017-02-13T15:57:16.608457472</dc:date>
    <meta:editing-duration>PT11H47M22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56" meta:word-count="224" meta:character-count="1788" meta:non-whitespace-character-count="1361"/>
  </office:meta>
</office:document-meta>
</file>